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officeooo:rsid="0032ccbf"/>
    </style:style>
    <style:style style:name="P2" style:family="paragraph" style:parent-style-name="Text_20_body">
      <style:text-properties officeooo:rsid="00343c90" officeooo:paragraph-rsid="0038a60a"/>
    </style:style>
    <style:style style:name="P3" style:family="paragraph" style:parent-style-name="Text_20_body">
      <style:text-properties fo:font-weight="normal" officeooo:rsid="002f4fc6" officeooo:paragraph-rsid="0032ccbf" style:font-weight-asian="normal" style:font-weight-complex="normal"/>
    </style:style>
    <style:style style:name="P4" style:family="paragraph" style:parent-style-name="Text_20_body">
      <style:text-properties fo:font-weight="normal" officeooo:rsid="003a943e" officeooo:paragraph-rsid="003a943e" style:font-weight-asian="normal" style:font-weight-complex="normal"/>
    </style:style>
    <style:style style:name="T1" style:family="text">
      <style:text-properties officeooo:rsid="0036d050"/>
    </style:style>
    <style:style style:name="T2" style:family="text">
      <style:text-properties officeooo:rsid="003bd2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Implementing IO device</text:span></text:h>
      <text:p text:style-name="P2"><text:span text:style-name="T1">The IO device is often micro controller based. I think ARM32 architecture is best choice. Development tools are good, programming is easy, chips range from very cheap to powerful. Having only one architecture to support is great, saves time and money, and a lot. Developers can use same code in different products and need only to learn one assembler, set of development tools etc. </text:span></text:p>
      <text:p text:style-name="P2"><text:span text:style-name="T1">My personal favorite is STM32 chips, because STM has put much effort on development boards (Nucleo/Discovery), development tools, examples and ready libraries. Atollic True Studio with Cube is free and good and easy. STMDuino is alternative which keeps code simpler than Atollic. Good choice it if you have Arduino background, just debugging is more cumbersome and using Cube for pin configuration is not as straight forward.</text:span></text:p>
      <text:p text:style-name="P3"/>
      <text:p text:style-name="P4">Big choice is weather to write code in single thread mode directly on metal, or to use RTOS, etc, to get multi threading. Both have advantages. Generally if your team of programmers are solid with concurrent programming and know pitfalls of it, RTOS is probably the right choice. On the other hand, if there is lack of knowledge/experience, use of RTOS is likely to result in boards which crash and burn at random. Direct metal is also the choice, if resources in micro controller are limited. <text:span text:style-name="T2">IOCOM library can be used in both these configuration, single thread metal is supported and multi-thread support comes naturally since we run same code on PC.</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5-31T10:21:29.443733858</dc:date>
    <meta:editing-duration>PT1H2M54S</meta:editing-duration>
    <meta:editing-cycles>30</meta:editing-cycles>
    <meta:generator>LibreOffice/6.2.4.2$Linux_X86_64 LibreOffice_project/20$Build-2</meta:generator>
    <meta:document-statistic meta:table-count="0" meta:image-count="0" meta:object-count="0" meta:page-count="1" meta:paragraph-count="4" meta:word-count="245" meta:character-count="1481" meta:non-whitespace-character-count="1239"/>
  </office:meta>
</office:document-meta>
</file>